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679cm" table:align="left"/>
    </style:style>
    <style:style style:name="Tableau1.A" style:family="table-column">
      <style:table-column-properties style:column-width="0.621cm"/>
    </style:style>
    <style:style style:name="Tableau1.B" style:family="table-column">
      <style:table-column-properties style:column-width="0.513cm"/>
    </style:style>
    <style:style style:name="Tableau1.D" style:family="table-column">
      <style:table-column-properties style:column-width="0.536cm"/>
    </style:style>
    <style:style style:name="Tableau1.E" style:family="table-column">
      <style:table-column-properties style:column-width="0.49cm"/>
    </style:style>
    <style:style style:name="Tableau1.F" style:family="table-column">
      <style:table-column-properties style:column-width="0.467cm"/>
    </style:style>
    <style:style style:name="Tableau1.I" style:family="table-column">
      <style:table-column-properties style:column-width="0.443cm"/>
    </style:style>
    <style:style style:name="Tableau1.J" style:family="table-column">
      <style:table-column-properties style:column-width="0.434cm"/>
    </style:style>
    <style:style style:name="Tableau1.M" style:family="table-column">
      <style:table-column-properties style:column-width="0.631cm"/>
    </style:style>
    <style:style style:name="Tableau1.R" style:family="table-column">
      <style:table-column-properties style:column-width="0.584cm"/>
    </style:style>
    <style:style style:name="Tableau1.A1" style:family="table-cell">
      <style:table-cell-properties fo:padding="0.097cm" fo:border-left="0.05pt solid #000000" fo:border-right="none" fo:border-top="0.05pt solid #000000" fo:border-bottom="0.05pt solid #000000"/>
    </style:style>
    <style:style style:name="Tableau1.Z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Z2" style:family="table-cell">
      <style:table-cell-properties fo:padding="0.097cm" fo:border-left="0.05pt solid #000000" fo:border-right="0.05pt solid #000000" fo:border-top="none" fo:border-bottom="0.05pt solid #000000"/>
    </style:style>
    <style:style style:name="Tableau3" style:family="table">
      <style:table-properties style:width="14.841cm" table:align="left"/>
    </style:style>
    <style:style style:name="Tableau3.A" style:family="table-column">
      <style:table-column-properties style:column-width="8.475cm"/>
    </style:style>
    <style:style style:name="Tableau3.B" style:family="table-column">
      <style:table-column-properties style:column-width="0.536cm"/>
    </style:style>
    <style:style style:name="Tableau3.C" style:family="table-column">
      <style:table-column-properties style:column-width="0.49cm"/>
    </style:style>
    <style:style style:name="Tableau3.D" style:family="table-column">
      <style:table-column-properties style:column-width="0.639cm"/>
    </style:style>
    <style:style style:name="Tableau3.F" style:family="table-column">
      <style:table-column-properties style:column-width="0.654cm"/>
    </style:style>
    <style:style style:name="Tableau3.G" style:family="table-column">
      <style:table-column-properties style:column-width="0.27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acf" officeooo:paragraph-rsid="001fcacf"/>
    </style:style>
    <style:style style:name="P2" style:family="paragraph" style:parent-style-name="Standard">
      <style:text-properties officeooo:rsid="001fdb50" officeooo:paragraph-rsid="001fdb50"/>
    </style:style>
    <style:style style:name="P3" style:family="paragraph" style:parent-style-name="Standard">
      <style:text-properties officeooo:rsid="002174fc" officeooo:paragraph-rsid="002174fc"/>
    </style:style>
    <style:style style:name="P4" style:family="paragraph" style:parent-style-name="Standard">
      <style:text-properties officeooo:rsid="00218a2d" officeooo:paragraph-rsid="00218a2d"/>
    </style:style>
    <style:style style:name="P5" style:family="paragraph" style:parent-style-name="Standard">
      <style:text-properties officeooo:rsid="00220203" officeooo:paragraph-rsid="00220203"/>
    </style:style>
    <style:style style:name="P6" style:family="paragraph" style:parent-style-name="Standard">
      <style:text-properties officeooo:rsid="0023c68b" officeooo:paragraph-rsid="0023c68b"/>
    </style:style>
    <style:style style:name="P7" style:family="paragraph" style:parent-style-name="Standard">
      <style:text-properties officeooo:rsid="002776fb" officeooo:paragraph-rsid="002776fb"/>
    </style:style>
    <style:style style:name="P8" style:family="paragraph" style:parent-style-name="Standard">
      <style:text-properties officeooo:rsid="00289dd5" officeooo:paragraph-rsid="00289dd5"/>
    </style:style>
    <style:style style:name="P9" style:family="paragraph" style:parent-style-name="Standard">
      <style:text-properties officeooo:rsid="00292908" officeooo:paragraph-rsid="00292908"/>
    </style:style>
    <style:style style:name="P10" style:family="paragraph" style:parent-style-name="Standard">
      <style:text-properties officeooo:rsid="002ada0d" officeooo:paragraph-rsid="002ada0d"/>
    </style:style>
    <style:style style:name="P11" style:family="paragraph" style:parent-style-name="Standard">
      <style:text-properties officeooo:rsid="002b3c75" officeooo:paragraph-rsid="002b3c75"/>
    </style:style>
    <style:style style:name="P12" style:family="paragraph" style:parent-style-name="Standard">
      <style:text-properties officeooo:rsid="002b3c75" officeooo:paragraph-rsid="002f5c93"/>
    </style:style>
    <style:style style:name="P13" style:family="paragraph" style:parent-style-name="Standard">
      <style:text-properties officeooo:rsid="002d085e" officeooo:paragraph-rsid="002d085e"/>
    </style:style>
    <style:style style:name="P14" style:family="paragraph" style:parent-style-name="Standard">
      <style:text-properties officeooo:rsid="00301964" officeooo:paragraph-rsid="00301964"/>
    </style:style>
    <style:style style:name="P15" style:family="paragraph" style:parent-style-name="Standard">
      <style:text-properties officeooo:rsid="00320b00" officeooo:paragraph-rsid="00320b00"/>
    </style:style>
    <style:style style:name="P16"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1fcacf" officeooo:paragraph-rsid="001fcacf" style:font-size-asian="16pt" style:font-size-complex="16pt"/>
    </style:style>
    <style:style style:name="P17"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P18"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218a2d" officeooo:paragraph-rsid="00218a2d" style:font-size-asian="16pt" style:font-size-complex="16pt"/>
    </style:style>
    <style:style style:name="P19" style:family="paragraph" style:parent-style-name="Standard">
      <style:text-properties officeooo:rsid="0034f84d" officeooo:paragraph-rsid="0034f84d"/>
    </style:style>
    <style:style style:name="P20" style:family="paragraph" style:parent-style-name="Standard">
      <style:paragraph-properties fo:break-before="page"/>
      <style:text-properties officeooo:rsid="002174fc" officeooo:paragraph-rsid="002174fc"/>
    </style:style>
    <style:style style:name="P21" style:family="paragraph" style:parent-style-name="Standard">
      <loext:graphic-properties draw:fill="solid" draw:fill-color="#ffff99" draw:fill-image-width="0cm" draw:fill-image-height="0cm"/>
      <style:paragraph-properties fo:text-align="center" style:justify-single-word="false" fo:break-before="page" fo:background-color="#ffff99"/>
      <style:text-properties fo:font-size="16pt" officeooo:rsid="00220203" officeooo:paragraph-rsid="00220203" style:font-size-asian="16pt" style:font-size-complex="16pt"/>
    </style:style>
    <style:style style:name="P22" style:family="paragraph" style:parent-style-name="Table_20_Contents">
      <style:paragraph-properties fo:text-align="center" style:justify-single-word="false"/>
      <style:text-properties officeooo:rsid="00259b55" officeooo:paragraph-rsid="00259b55"/>
    </style:style>
    <style:style style:name="P23" style:family="paragraph" style:parent-style-name="Table_20_Contents">
      <style:paragraph-properties fo:text-align="center" style:justify-single-word="false"/>
      <style:text-properties officeooo:rsid="002776fb" officeooo:paragraph-rsid="002776fb"/>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2ada0d" officeooo:paragraph-rsid="002ada0d"/>
    </style:style>
    <style:style style:name="P26" style:family="paragraph" style:parent-style-name="Standard" style:list-style-name="L1">
      <style:text-properties officeooo:rsid="001fdb50" officeooo:paragraph-rsid="001fdb50"/>
    </style:style>
    <style:style style:name="P27" style:family="paragraph" style:parent-style-name="Standard" style:list-style-name="L1">
      <style:text-properties officeooo:rsid="002174fc" officeooo:paragraph-rsid="002174fc"/>
    </style:style>
    <style:style style:name="P28" style:family="paragraph" style:parent-style-name="Standard" style:list-style-name="L3">
      <style:text-properties officeooo:rsid="002174fc" officeooo:paragraph-rsid="002174fc"/>
    </style:style>
    <style:style style:name="P29" style:family="paragraph" style:parent-style-name="Standard" style:list-style-name="L4">
      <style:text-properties officeooo:rsid="002174fc" officeooo:paragraph-rsid="002174fc"/>
    </style:style>
    <style:style style:name="P30" style:family="paragraph" style:parent-style-name="Standard" style:list-style-name="L1">
      <style:text-properties officeooo:rsid="002d085e" officeooo:paragraph-rsid="002d085e"/>
    </style:style>
    <style:style style:name="P31" style:family="paragraph" style:parent-style-name="Standard" style:list-style-name="L2">
      <style:text-properties officeooo:rsid="002eae9e" officeooo:paragraph-rsid="002eae9e"/>
    </style:style>
    <style:style style:name="P32" style:family="paragraph" style:parent-style-name="Standard" style:list-style-name="L5">
      <style:text-properties officeooo:rsid="002b3c75" officeooo:paragraph-rsid="002f5c93"/>
    </style:style>
    <style:style style:name="P33" style:family="paragraph" style:parent-style-name="Standard" style:list-style-name="L6">
      <style:text-properties officeooo:rsid="002f5c93" officeooo:paragraph-rsid="002f5c93"/>
    </style:style>
    <style:style style:name="P34" style:family="paragraph" style:parent-style-name="Standard" style:list-style-name="L7">
      <style:text-properties officeooo:rsid="00320b00" officeooo:paragraph-rsid="00320b00"/>
    </style:style>
    <style:style style:name="T1" style:family="text">
      <style:text-properties officeooo:rsid="00218a2d"/>
    </style:style>
    <style:style style:name="T2" style:family="text">
      <style:text-properties officeooo:rsid="002776fb"/>
    </style:style>
    <style:style style:name="T3" style:family="text">
      <style:text-properties fo:background-color="#99ff66" loext:char-shading-value="0"/>
    </style:style>
    <style:style style:name="T4" style:family="text">
      <style:text-properties fo:background-color="#ffcc99" loext:char-shading-value="0"/>
    </style:style>
    <style:style style:name="T5" style:family="text">
      <style:text-properties fo:background-color="#ff3333" loext:char-shading-value="0"/>
    </style:style>
    <style:style style:name="T6" style:family="text">
      <style:text-properties officeooo:rsid="0036cb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njugueur</text:p>
      <text:p text:style-name="P17">(niveau de difficulté : <text:span text:style-name="T3">facile</text:span>)</text:p>
      <text:p text:style-name="P1"/>
      <text:p text:style-name="P1">Le 1er groupe comprend tous les verbes dits « réguliers » qui finissent en -er (sauf le verbe aller). Ils représentent près de 90 % des verbes.</text:p>
      <text:p text:style-name="P1">Au présent les terminaisons sont les suivantes pour un verbe xxxER on remplace ER par la terminaison adaptée:</text:p>
      <text:p text:style-name="P1">Je<text:tab/><text:tab/>xxxE</text:p>
      <text:p text:style-name="P1">Tu<text:tab/><text:tab/>xxxES</text:p>
      <text:p text:style-name="P1">Il/Elle<text:tab/><text:tab/>xxxE</text:p>
      <text:p text:style-name="P1">Nous<text:tab/><text:tab/>xxxONS</text:p>
      <text:p text:style-name="P1">Vous<text:tab/><text:tab/>xxxEZ</text:p>
      <text:p text:style-name="P1">Ils/Elles<text:tab/>xxxENT</text:p>
      <text:p text:style-name="P2"/>
      <text:p text:style-name="P1">On se propose de faire une application permettant de donner la conjugaison des verbes du premier groupe au présent.</text:p>
      <text:p text:style-name="P1"/>
      <text:p text:style-name="P2">Pour cela il faut répondre à plusieurs problématiques:</text:p>
      <text:list xml:id="list1092689606" text:style-name="L1">
        <text:list-item>
          <text:p text:style-name="P26">Comment récupérer la dernière lettre d'une chaîne de caractères?</text:p>
        </text:list-item>
        <text:list-item>
          <text:p text:style-name="P26">Comment récupérer l'avant-dernière lettre d'une chaîne de caractères?</text:p>
        </text:list-item>
        <text:list-item>
          <text:p text:style-name="P27">Comment afficher tous les caractères d'une chaîne sauf les 2 derniers?</text:p>
        </text:list-item>
        <text:list-item>
          <text:p text:style-name="P30">Comment savoir si le verbe saisi est le verbe aller ?</text:p>
        </text:list-item>
      </text:list>
      <text:p text:style-name="P13"/>
      <text:list xml:id="list591456731" text:style-name="L2">
        <text:list-item>
          <text:p text:style-name="P31">Proposez un programme qui demande un verbe à l'infinitif. Si ce dernier se termine par "er" et n'est pas le verbe aller, affichez la conjugaison de ce dernier au présent de l'indicatif.</text:p>
        </text:list-item>
      </text:list>
      <text:p text:style-name="P3"/>
      <text:p text:style-name="P3">On souhaite améliorer l'application afin que si le mot commence par une voyelle, on ait "j'" et non "je" pour la première personne du singulier.</text:p>
      <text:list xml:id="list961342116" text:style-name="L3">
        <text:list-item>
          <text:p text:style-name="P28">Proposez une solution.</text:p>
        </text:list-item>
      </text:list>
      <text:p text:style-name="P3"/>
      <text:p text:style-name="P3">Les verbes en -ger comme manger, ranger... prennent un e intercalaire à la 1ère personne du pluriel <text:span text:style-name="T1">(ex: pour le verbe manger, on aura mangEons et non mangons)</text:span>.</text:p>
      <text:list xml:id="list2483745764" text:style-name="L4">
        <text:list-item>
          <text:p text:style-name="P29">Proposez une solution pour répondre à cette problématique.</text:p>
        </text:list-item>
      </text:list>
      <text:p text:style-name="P3"/>
      <text:p text:style-name="P5"/>
      <text:p text:style-name="P21">Crypteur</text:p>
      <text:p text:style-name="P17">(niveau de difficulté : <text:span text:style-name="T4">facile/moyen</text:span>)</text:p>
      <text:p text:style-name="P5"/>
      <text:p text:style-name="P6">On souhaite pouvoir crypter/décrypter des messages en utilisant un algorithme de substitution des lettres.</text:p>
      <text:p text:style-name="P6">Voici la table de substitution proposé<text:span text:style-name="T2">e</text:span>:</text:p>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column table:style-name="Tableau1.D" table:number-columns-repeated="2"/>
        <table:table-column table:style-name="Tableau1.I"/>
        <table:table-column table:style-name="Tableau1.J"/>
        <table:table-column table:style-name="Tableau1.D"/>
        <table:table-column table:style-name="Tableau1.E"/>
        <table:table-column table:style-name="Tableau1.M"/>
        <table:table-column table:style-name="Tableau1.D" table:number-columns-repeated="2"/>
        <table:table-column table:style-name="Tableau1.F"/>
        <table:table-column table:style-name="Tableau1.D"/>
        <table:table-column table:style-name="Tableau1.R"/>
        <table:table-column table:style-name="Tableau1.F"/>
        <table:table-column table:style-name="Tableau1.E"/>
        <table:table-column table:style-name="Tableau1.D" table:number-columns-repeated="2"/>
        <table:table-column table:style-name="Tableau1.M"/>
        <table:table-column table:style-name="Tableau1.D" table:number-columns-repeated="3"/>
        <table:table-row>
          <table:table-cell table:style-name="Tableau1.A1" office:value-type="string">
            <text:p text:style-name="P22">A</text:p>
          </table:table-cell>
          <table:table-cell table:style-name="Tableau1.A1" office:value-type="string">
            <text:p text:style-name="P22">B</text:p>
          </table:table-cell>
          <table:table-cell table:style-name="Tableau1.A1" office:value-type="string">
            <text:p text:style-name="P22">C</text:p>
          </table:table-cell>
          <table:table-cell table:style-name="Tableau1.A1" office:value-type="string">
            <text:p text:style-name="P22">D</text:p>
          </table:table-cell>
          <table:table-cell table:style-name="Tableau1.A1" office:value-type="string">
            <text:p text:style-name="P22">E</text:p>
          </table:table-cell>
          <table:table-cell table:style-name="Tableau1.A1" office:value-type="string">
            <text:p text:style-name="P22">F</text:p>
          </table:table-cell>
          <table:table-cell table:style-name="Tableau1.A1" office:value-type="string">
            <text:p text:style-name="P22">G</text:p>
          </table:table-cell>
          <table:table-cell table:style-name="Tableau1.A1" office:value-type="string">
            <text:p text:style-name="P22">H</text:p>
          </table:table-cell>
          <table:table-cell table:style-name="Tableau1.A1" office:value-type="string">
            <text:p text:style-name="P22">I</text:p>
          </table:table-cell>
          <table:table-cell table:style-name="Tableau1.A1" office:value-type="string">
            <text:p text:style-name="P22">J</text:p>
          </table:table-cell>
          <table:table-cell table:style-name="Tableau1.A1" office:value-type="string">
            <text:p text:style-name="P22">K</text:p>
          </table:table-cell>
          <table:table-cell table:style-name="Tableau1.A1" office:value-type="string">
            <text:p text:style-name="P22">L</text:p>
          </table:table-cell>
          <table:table-cell table:style-name="Tableau1.A1" office:value-type="string">
            <text:p text:style-name="P22">M</text:p>
          </table:table-cell>
          <table:table-cell table:style-name="Tableau1.A1" office:value-type="string">
            <text:p text:style-name="P22">N</text:p>
          </table:table-cell>
          <table:table-cell table:style-name="Tableau1.A1" office:value-type="string">
            <text:p text:style-name="P22">O</text:p>
          </table:table-cell>
          <table:table-cell table:style-name="Tableau1.A1" office:value-type="string">
            <text:p text:style-name="P22">P</text:p>
          </table:table-cell>
          <table:table-cell table:style-name="Tableau1.A1" office:value-type="string">
            <text:p text:style-name="P22">Q</text:p>
          </table:table-cell>
          <table:table-cell table:style-name="Tableau1.A1" office:value-type="string">
            <text:p text:style-name="P22">R</text:p>
          </table:table-cell>
          <table:table-cell table:style-name="Tableau1.A1" office:value-type="string">
            <text:p text:style-name="P22">S</text:p>
          </table:table-cell>
          <table:table-cell table:style-name="Tableau1.A1" office:value-type="string">
            <text:p text:style-name="P22">T</text:p>
          </table:table-cell>
          <table:table-cell table:style-name="Tableau1.A1" office:value-type="string">
            <text:p text:style-name="P22">U</text:p>
          </table:table-cell>
          <table:table-cell table:style-name="Tableau1.A1" office:value-type="string">
            <text:p text:style-name="P22">V</text:p>
          </table:table-cell>
          <table:table-cell table:style-name="Tableau1.A1" office:value-type="string">
            <text:p text:style-name="P22">W</text:p>
          </table:table-cell>
          <table:table-cell table:style-name="Tableau1.A1" office:value-type="string">
            <text:p text:style-name="P22">X</text:p>
          </table:table-cell>
          <table:table-cell table:style-name="Tableau1.A1" office:value-type="string">
            <text:p text:style-name="P22">Y</text:p>
          </table:table-cell>
          <table:table-cell table:style-name="Tableau1.Z1" office:value-type="string">
            <text:p text:style-name="P22">Z</text:p>
          </table:table-cell>
        </table:table-row>
        <table:table-row>
          <table:table-cell table:style-name="Tableau1.A2" office:value-type="string">
            <text:p text:style-name="P22">@</text:p>
          </table:table-cell>
          <table:table-cell table:style-name="Tableau1.A2" office:value-type="string">
            <text:p text:style-name="P22">8</text:p>
          </table:table-cell>
          <table:table-cell table:style-name="Tableau1.A2" office:value-type="string">
            <text:p text:style-name="P23">[</text:p>
          </table:table-cell>
          <table:table-cell table:style-name="Tableau1.A2" office:value-type="string">
            <text:p text:style-name="P22">0</text:p>
          </table:table-cell>
          <table:table-cell table:style-name="Tableau1.A2" office:value-type="string">
            <text:p text:style-name="P22">3</text:p>
          </table:table-cell>
          <table:table-cell table:style-name="Tableau1.A2" office:value-type="string">
            <text:p text:style-name="P23">{</text:p>
          </table:table-cell>
          <table:table-cell table:style-name="Tableau1.A2" office:value-type="string">
            <text:p text:style-name="P23">6</text:p>
          </table:table-cell>
          <table:table-cell table:style-name="Tableau1.A2" office:value-type="string">
            <text:p text:style-name="P22">#</text:p>
          </table:table-cell>
          <table:table-cell table:style-name="Tableau1.A2" office:value-type="string">
            <text:p text:style-name="P22">1</text:p>
          </table:table-cell>
          <table:table-cell table:style-name="Tableau1.A2" office:value-type="string">
            <text:p text:style-name="P23">}</text:p>
          </table:table-cell>
          <table:table-cell table:style-name="Tableau1.A2" office:value-type="string">
            <text:p text:style-name="P23">:</text:p>
          </table:table-cell>
          <table:table-cell table:style-name="Tableau1.A2" office:value-type="string">
            <text:p text:style-name="P22">7</text:p>
          </table:table-cell>
          <table:table-cell table:style-name="Tableau1.A2" office:value-type="string">
            <text:p text:style-name="P23">W</text:p>
          </table:table-cell>
          <table:table-cell table:style-name="Tableau1.A2" office:value-type="string">
            <text:p text:style-name="P23">Z</text:p>
          </table:table-cell>
          <table:table-cell table:style-name="Tableau1.A2" office:value-type="string">
            <text:p text:style-name="P24">*</text:p>
          </table:table-cell>
          <table:table-cell table:style-name="Tableau1.A2" office:value-type="string">
            <text:p text:style-name="P24">?</text:p>
          </table:table-cell>
          <table:table-cell table:style-name="Tableau1.A2" office:value-type="string">
            <text:p text:style-name="P23">O</text:p>
          </table:table-cell>
          <table:table-cell table:style-name="Tableau1.A2" office:value-type="string">
            <text:p text:style-name="P23">%</text:p>
          </table:table-cell>
          <table:table-cell table:style-name="Tableau1.A2" office:value-type="string">
            <text:p text:style-name="P22">$</text:p>
          </table:table-cell>
          <table:table-cell table:style-name="Tableau1.A2" office:value-type="string">
            <text:p text:style-name="P23">-</text:p>
          </table:table-cell>
          <table:table-cell table:style-name="Tableau1.A2" office:value-type="string">
            <text:p text:style-name="P23">V</text:p>
          </table:table-cell>
          <table:table-cell table:style-name="Tableau1.A2" office:value-type="string">
            <text:p text:style-name="P24">^</text:p>
          </table:table-cell>
          <table:table-cell table:style-name="Tableau1.A2" office:value-type="string">
            <text:p text:style-name="P23">M</text:p>
          </table:table-cell>
          <table:table-cell table:style-name="Tableau1.A2" office:value-type="string">
            <text:p text:style-name="P22">+</text:p>
          </table:table-cell>
          <table:table-cell table:style-name="Tableau1.A2" office:value-type="string">
            <text:p text:style-name="P23">/</text:p>
          </table:table-cell>
          <table:table-cell table:style-name="Tableau1.Z2" office:value-type="string">
            <text:p text:style-name="P23">N</text:p>
          </table:table-cell>
        </table:table-row>
      </table:table>
      <text:p text:style-name="P6"/>
      <text:p text:style-name="P7">Le fonctionnement de l'application sera le suivant:</text:p>
      <text:p text:style-name="P7">Via un menu, l'utilisateur pourra choisir s'il souhaite crypter ou décrypter un message.</text:p>
      <text:p text:style-name="P7">Dans les 2 cas, il lui sera demandé le message à crypter ou à décrypter.</text:p>
      <text:p text:style-name="P7">Suivant le choix qu'il aura fait précédemment, le cryptage ou le décryptage du message qu'il vient de saisir s'affichera.</text:p>
      <text:p text:style-name="P7"/>
      <text:p text:style-name="P9">Il est conseillé de déclarer 2 tableaux initialisés, l'un avec les lettres <text:s/>, l'autre avec les caractères de substitution correspondant.</text:p>
      <text:p text:style-name="P7">Au niveau du traitement de la chaîne saisie, il faudra commencer par mettre toutes les lettres en majuscule.</text:p>
      <text:p text:style-name="P8">Les caractères accentués <text:span text:style-name="T6">ne </text:span>seront <text:span text:style-name="T6">pas traités.</text:span></text:p>
      <text:p text:style-name="P8"/>
      <text:p text:style-name="P10">Pour le chiffrement, il suffit de parcourir la chaîne de caractères et de tester si le caractère courant est une lettre, de calculer l'indice correspondant et de remplacer cette lettre par le code de substitution. Si le caractère courant n'est pas une lettre, <text:span text:style-name="T6">on</text:span> ne le remplace pas.</text:p>
      <text:p text:style-name="P10"/>
      <text:p text:style-name="P10">Exemple avec Hello world.</text:p>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F" table:number-columns-repeated="3"/>
        <table:table-column table:style-name="Tableau3.D"/>
        <table:table-column table:style-name="Tableau3.B"/>
        <table:table-row>
          <table:table-cell table:style-name="Tableau3.A1" office:value-type="string">
            <text:p text:style-name="P25"/>
          </table:table-cell>
          <table:table-cell table:style-name="Tableau3.A1" office:value-type="string">
            <text:p text:style-name="P25">H</text:p>
          </table:table-cell>
          <table:table-cell table:style-name="Tableau3.A1" office:value-type="string">
            <text:p text:style-name="P25">E</text:p>
          </table:table-cell>
          <table:table-cell table:style-name="Tableau3.A1" office:value-type="string">
            <text:p text:style-name="P25">L</text:p>
          </table:table-cell>
          <table:table-cell table:style-name="Tableau3.A1" office:value-type="string">
            <text:p text:style-name="P25">L</text:p>
          </table:table-cell>
          <table:table-cell table:style-name="Tableau3.A1" office:value-type="string">
            <text:p text:style-name="P25">O</text:p>
          </table:table-cell>
          <table:table-cell table:style-name="Tableau3.A1" office:value-type="string">
            <text:p text:style-name="Table_20_Contents"/>
          </table:table-cell>
          <table:table-cell table:style-name="Tableau3.A1" office:value-type="string">
            <text:p text:style-name="P25">W</text:p>
          </table:table-cell>
          <table:table-cell table:style-name="Tableau3.A1" office:value-type="string">
            <text:p text:style-name="P25">O</text:p>
          </table:table-cell>
          <table:table-cell table:style-name="Tableau3.A1" office:value-type="string">
            <text:p text:style-name="P25">R</text:p>
          </table:table-cell>
          <table:table-cell table:style-name="Tableau3.A1" office:value-type="string">
            <text:p text:style-name="P25">L</text:p>
          </table:table-cell>
          <table:table-cell table:style-name="Tableau3.L1" office:value-type="string">
            <text:p text:style-name="P25">D</text:p>
          </table:table-cell>
        </table:table-row>
        <table:table-row>
          <table:table-cell table:style-name="Tableau3.A2" office:value-type="string">
            <text:p text:style-name="P25">indice de la lettre</text:p>
          </table:table-cell>
          <table:table-cell table:style-name="Tableau3.A2" office:value-type="string">
            <text:p text:style-name="P25">7</text:p>
          </table:table-cell>
          <table:table-cell table:style-name="Tableau3.A2" office:value-type="string">
            <text:p text:style-name="P25">4</text:p>
          </table:table-cell>
          <table:table-cell table:style-name="Tableau3.A2" office:value-type="string">
            <text:p text:style-name="P25">11</text:p>
          </table:table-cell>
          <table:table-cell table:style-name="Tableau3.A2" office:value-type="string">
            <text:p text:style-name="P25">11</text:p>
          </table:table-cell>
          <table:table-cell table:style-name="Tableau3.A2" office:value-type="string">
            <text:p text:style-name="P25">14</text:p>
          </table:table-cell>
          <table:table-cell table:style-name="Tableau3.A2" office:value-type="string">
            <text:p text:style-name="Table_20_Contents"/>
          </table:table-cell>
          <table:table-cell table:style-name="Tableau3.A2" office:value-type="string">
            <text:p text:style-name="P25">22</text:p>
          </table:table-cell>
          <table:table-cell table:style-name="Tableau3.A2" office:value-type="string">
            <text:p text:style-name="P25">14</text:p>
          </table:table-cell>
          <table:table-cell table:style-name="Tableau3.A2" office:value-type="string">
            <text:p text:style-name="P25">17</text:p>
          </table:table-cell>
          <table:table-cell table:style-name="Tableau3.A2" office:value-type="string">
            <text:p text:style-name="P25">11</text:p>
          </table:table-cell>
          <table:table-cell table:style-name="Tableau3.L2" office:value-type="string">
            <text:p text:style-name="P25">3</text:p>
          </table:table-cell>
        </table:table-row>
        <table:table-row>
          <table:table-cell table:style-name="Tableau3.A2" office:value-type="string">
            <text:p text:style-name="P25">caractère de substitution correspondant à l'indice</text:p>
          </table:table-cell>
          <table:table-cell table:style-name="Tableau3.A2" office:value-type="string">
            <text:p text:style-name="P25">#</text:p>
          </table:table-cell>
          <table:table-cell table:style-name="Tableau3.A2" office:value-type="string">
            <text:p text:style-name="P25">3</text:p>
          </table:table-cell>
          <table:table-cell table:style-name="Tableau3.A2" office:value-type="string">
            <text:p text:style-name="P25">7</text:p>
          </table:table-cell>
          <table:table-cell table:style-name="Tableau3.A2" office:value-type="string">
            <text:p text:style-name="P25">7</text:p>
          </table:table-cell>
          <table:table-cell table:style-name="Tableau3.A2" office:value-type="string">
            <text:p text:style-name="P25">*</text:p>
          </table:table-cell>
          <table:table-cell table:style-name="Tableau3.A2" office:value-type="string">
            <text:p text:style-name="Table_20_Contents"/>
          </table:table-cell>
          <table:table-cell table:style-name="Tableau3.A2" office:value-type="string">
            <text:p text:style-name="P25">M</text:p>
          </table:table-cell>
          <table:table-cell table:style-name="Tableau3.A2" office:value-type="string">
            <text:p text:style-name="P25">*</text:p>
          </table:table-cell>
          <table:table-cell table:style-name="Tableau3.A2" office:value-type="string">
            <text:p text:style-name="P25">%</text:p>
          </table:table-cell>
          <table:table-cell table:style-name="Tableau3.A2" office:value-type="string">
            <text:p text:style-name="P25">7</text:p>
          </table:table-cell>
          <table:table-cell table:style-name="Tableau3.L2" office:value-type="string">
            <text:p text:style-name="P25">0</text:p>
          </table:table-cell>
        </table:table-row>
      </table:table>
      <text:p text:style-name="P10"/>
      <text:list xml:id="list3339704929" text:style-name="L5">
        <text:list-item>
          <text:p text:style-name="P32">Proposez un programme permettant le cryptage d'un message.</text:p>
        </text:list-item>
      </text:list>
      <text:p text:style-name="P12"/>
      <text:p text:style-name="P11">Pour déchiffrer, le principe est le même, mais l'indice du caractère courant ne peut pas être calculé.</text:p>
      <text:p text:style-name="P11">Il faut donc rechercher le caractère dans la table de substitution et grâce à l'indice de ce dernier, mettre la lettre correspondante.</text:p>
      <text:p text:style-name="P11"/>
      <text:list xml:id="list2726482320" text:style-name="L6">
        <text:list-item>
          <text:p text:style-name="P33">Complétez votre programme afin de permettre le décryptage d'un message.</text:p>
        </text:list-item>
      </text:list>
      <text:p text:style-name="P11"/>
      <text:p text:style-name="P20"/>
      <text:p text:style-name="P18">Accordeur</text:p>
      <text:p text:style-name="P17">(niveau de difficulté : <text:span text:style-name="T5">Difficile/Très difficile</text:span>)</text:p>
      <text:p text:style-name="P4">On souhaite réaliser un correcteur orthographique spécialisé dans les plusieurs.</text:p>
      <text:p text:style-name="P4"/>
      <text:p text:style-name="P14">- Pour former le pluriel des noms, on ajoute en général un "s" au nom singulier.</text:p>
      <text:p text:style-name="P14">Exemples : le carrefour -&gt; les carrefours; une infirmière -&gt; des infirmières.</text:p>
      <text:p text:style-name="P14"/>
      <text:p text:style-name="P14">- Mais il existe de nombreux cas particuliers qui concernent les mots finissant en -eau, -au, -eu, -al, -ail, -ou et en -s -x ou -z.</text:p>
      <text:p text:style-name="P14"/>
      <text:p text:style-name="P14">Pour simplifier, on considère qu'un nom est au pluriel s'il est précédé du mot clef "les" ou "des".</text:p>
      <text:p text:style-name="P14"/>
      <text:p text:style-name="P19">Voici une phrase permettant de tester votre programme:</text:p>
      <text:p text:style-name="P14">"vive les vacances des enfants du village de leslandes et des autres villes."</text:p>
      <text:p text:style-name="P15"/>
      <text:p text:style-name="P15">Par la suite un considère comme un mot toute suite de caractères encadrée par autre chose qu'une lettre.</text:p>
      <text:list xml:id="list2601618983" text:style-name="L7">
        <text:list-item>
          <text:p text:style-name="P34">Ecrivez un programme permettant d'afficher la position du 'l' de tous les mots "les".</text:p>
        </text:list-item>
        <text:list-item>
          <text:p text:style-name="P34">Ecrivez un programme permettant d'afficher la position du 'd' de tous les mots "des".</text:p>
        </text:list-item>
        <text:list-item>
          <text:p text:style-name="P34">Ecrivez un programme permettant d'afficher tous les mots suivant le mot "les".</text:p>
        </text:list-item>
        <text:list-item>
          <text:p text:style-name="P34">Ecrivez un programme permettant d'afficher tous les mots suivant le mot "des".</text:p>
        </text:list-item>
        <text:list-item>
          <text:p text:style-name="P34">Ecrivez un programme ajoutant un 's' à fin des mots suivant "les" ou "des", si le mot ne se termine pas par 's'.</text:p>
        </text:list-item>
        <text:list-item>
          <text:p text:style-name="P34">Proposez un programme permettant de traiter les cas particuliers des mots finissant par "eau", "au", "eu", "al", "ail et "ou".</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41:40.549025203</meta:creation-date>
    <dc:date>2019-10-14T14:13:29.682711660</dc:date>
    <meta:editing-duration>PT1H18M21S</meta:editing-duration>
    <meta:editing-cycles>24</meta:editing-cycles>
    <meta:generator>LibreOffice/6.2.6.2$Linux_X86_64 LibreOffice_project/20$Build-2</meta:generator>
    <meta:document-statistic meta:table-count="2" meta:image-count="0" meta:object-count="0" meta:page-count="3" meta:paragraph-count="138" meta:word-count="789" meta:character-count="4351" meta:non-whitespace-character-count="3709"/>
  </office:meta>
</office:document-meta>
</file>